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s.unmodifiableSet( java . util . 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binarySearch( java . util . Lis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copy( java . util . List var0 , java . util . Lis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huffle( java . util . List var0 , java . util . 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binarySearch( java . util . List var0 , java . lang . Object var1 , java . util . Comparato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ort( java . util . Li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unmodifiableSortedSet( java . util . Sorted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revers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SortedMap( java . util . Sorted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huffle( java . util . Li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ingleton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reverse( java . util . Li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min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fill( java . util . Lis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max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min( java . util . Collection var0 , java . util . Comparato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ingletonMap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enumeration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List( java . util . Li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unmodifiableList( java . util . Li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unmodifiableCollection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max( java . util . Collection var0 , java . util . Comparato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Collection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SortedSet( java . util . Sorted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unmodifiableMap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nCopies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Set( java . util . 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ingletonLis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ynchronizedMap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unmodifiableSortedMap( java . util . Sorted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ections.sort( java . util . List var0 , java . util . Comparato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